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draw:fill="solid" draw:fill-color="#800000"/>
    </style:style>
    <style:style style:name="gr1" style:family="graphic" style:parent-style-name="standard">
      <style:graphic-properties draw:stroke="none" svg:stroke-color="#ffd75f" draw:fill="none" draw:textarea-horizontal-align="left" draw:textarea-vertical-align="top" draw:auto-grow-height="true" draw:auto-grow-width="true" fo:min-height="7.09cm" fo:min-width="7.09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212cm" svg:stroke-color="#800000" draw:marker-start-width="0.254cm" draw:marker-end-width="0.254cm" draw:stroke-linejoin="miter" svg:stroke-linecap="butt" draw:fill="none" fo:padding-top="0.106cm" fo:padding-bottom="0.106cm" fo:padding-left="0.106cm" fo:padding-right="0.106cm"/>
    </style:style>
    <style:style style:name="gr3" style:family="graphic" style:parent-style-name="standard">
      <style:graphic-properties draw:stroke="solid" svg:stroke-width="0.212cm" svg:stroke-color="#ffd75f" draw:marker-start-width="0.412cm" draw:marker-end="" draw:marker-end-width="0.412cm" draw:stroke-linejoin="miter" svg:stroke-linecap="butt" draw:fill="none" fo:padding-top="0.105cm" fo:padding-bottom="0.105cm" fo:padding-left="0.105cm" fo:padding-right="0.105cm"/>
    </style:style>
    <style:style style:name="gr4" style:family="graphic" style:parent-style-name="standard">
      <style:graphic-properties draw:stroke="solid" svg:stroke-width="0.212cm" svg:stroke-color="#ffd75f" draw:marker-start-width="0.412cm" draw:marker-end-width="0.412cm" draw:stroke-linejoin="miter" svg:stroke-linecap="butt" draw:fill="none" fo:padding-top="0.105cm" fo:padding-bottom="0.105cm" fo:padding-left="0.105cm" fo:padding-right="0.105cm"/>
    </style:style>
    <style:style style:name="P1" style:family="paragraph">
      <style:paragraph-properties fo:text-align="start" style:writing-mode="lr-tb"/>
      <style:text-properties fo:color="#ffd75f" fo:font-size="201pt"/>
    </style:style>
    <style:style style:name="P2" style:family="paragraph">
      <loext:graphic-properties draw:fill="none"/>
      <style:paragraph-properties fo:text-align="start" style:writing-mode="lr-tb"/>
      <style:text-properties fo:color="#ffd75f" fo:font-size="201pt" style:font-size-asian="201pt" style:font-size-complex="201pt"/>
    </style:style>
    <style:style style:name="P3" style:family="paragraph">
      <loext:graphic-properties draw:fill="none"/>
      <style:text-properties fo:color="#ffd75f"/>
    </style:style>
    <style:style style:name="T1" style:family="text">
      <style:text-properties style:font-name="HelveticaNeueThin" fo:font-size="201pt" style:font-size-asian="201pt" style:font-name-complex="HelveticaNeueThin" style:font-size-complex="201pt"/>
    </style:style>
    <style:style style:name="T2" style:family="text">
      <style:text-properties style:font-name="HelveticaNeue" fo:font-size="201pt" fo:font-weight="bold" style:font-size-asian="201pt" style:font-name-complex="HelveticaNeue" style:font-size-complex="201pt" style:font-weight-complex="bold"/>
    </style:style>
    <style:style style:name="T3" style:family="text">
      <style:text-properties style:font-name="HelveticaNeue" fo:font-size="201pt" style:font-size-asian="201pt" style:font-name-complex="HelveticaNeue" style:font-size-complex="20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749cm" svg:height="8.252cm" svg:x="3.001cm" svg:y="-0.306cm">
          <draw:text-box>
            <text:p text:style-name="P1"><text:span text:style-name="T1">L</text:span><text:span text:style-name="T2">DM</text:span><text:span text:style-name="T3">X</text:span></text:p>
          </draw:text-box>
        </draw:frame>
        <draw:g>
          <draw:line draw:style-name="gr2" draw:text-style-name="P3" draw:layer="layout" svg:x1="4.512cm" svg:y1="3.638cm" svg:x2="22.479cm" svg:y2="1.905cm">
            <text:p/>
          </draw:line>
          <draw:line draw:style-name="gr2" draw:text-style-name="P3" draw:layer="layout" svg:x1="4.512cm" svg:y1="3.637cm" svg:x2="22.479cm" svg:y2="5.871cm">
            <text:p/>
          </draw:line>
        </draw:g>
        <draw:polyline draw:style-name="gr3" draw:text-style-name="P3" draw:layer="layout" svg:width="1.874cm" svg:height="0cm" svg:x="0.651cm" svg:y="3.611cm" svg:viewBox="0 0 1875 0" draw:points="0,0 1840,0 1875,0">
          <text:p/>
        </draw:polyline>
        <draw:line draw:style-name="gr4" draw:text-style-name="P3" draw:layer="layout" svg:x1="2.361cm" svg:y1="3.611cm" svg:x2="4.029cm" svg:y2="3.611cm">
          <text:p/>
        </draw:line>
        <draw:path draw:style-name="gr4" draw:text-style-name="P3" draw:layer="layout" svg:width="3.839cm" svg:height="1.631cm" svg:x="3.968cm" svg:y="1.977cm" svg:viewBox="0 0 3840 1632" svg:d="M0 1632c1532-29 2812-573 3840-163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NeueThin" svg:font-family="HelveticaNeueThi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stroke-dash38" draw:style="rect" draw:dots1="1" draw:dots1-length="0.07cm" draw:distance="0.0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21cm" fo:margin-bottom="0cm" fo:margin-left="0cm" fo:margin-right="0cm" fo:page-width="25.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1-24T14:27:20.159759349</dc:date>
    <meta:editing-duration>PT16M23S</meta:editing-duration>
    <meta:editing-cycles>5</meta:editing-cycles>
    <meta:generator>LibreOffice/5.3.6.1$Linux_X86_64 LibreOffice_project/30$Build-1</meta:generator>
    <meta:document-statistic meta:object-count="7"/>
  </office:meta>
</office:document-meta>
</file>